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30df2e"/>
    </style:style>
    <style:style style:name="P59" style:family="paragraph" style:parent-style-name="Standard">
      <style:text-properties officeooo:paragraph-rsid="10312527"/>
    </style:style>
    <style:style style:name="P60" style:family="paragraph" style:parent-style-name="Standard">
      <style:text-properties officeooo:paragraph-rsid="1033ae2c"/>
    </style:style>
    <style:style style:name="P61" style:family="paragraph" style:parent-style-name="Standard">
      <style:text-properties officeooo:paragraph-rsid="10354195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text-properties officeooo:paragraph-rsid="10571c76"/>
    </style:style>
    <style:style style:name="P65" style:family="paragraph" style:parent-style-name="Standard">
      <style:text-properties officeooo:paragraph-rsid="0c8364eb"/>
    </style:style>
    <style:style style:name="P66" style:family="paragraph" style:parent-style-name="Standard">
      <style:text-properties officeooo:paragraph-rsid="0c819a59"/>
    </style:style>
    <style:style style:name="P67" style:family="paragraph" style:parent-style-name="Standard">
      <style:text-properties officeooo:paragraph-rsid="0ddfbc49"/>
    </style:style>
    <style:style style:name="P68" style:family="paragraph" style:parent-style-name="Standard">
      <style:text-properties officeooo:paragraph-rsid="0a0f8417"/>
    </style:style>
    <style:style style:name="P69" style:family="paragraph" style:parent-style-name="Standard">
      <style:text-properties officeooo:paragraph-rsid="0f3ae219"/>
    </style:style>
    <style:style style:name="P70" style:family="paragraph" style:parent-style-name="Standard">
      <style:text-properties officeooo:paragraph-rsid="1032d175"/>
    </style:style>
    <style:style style:name="P7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10783d40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1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style:text-underline-style="none" officeooo:rsid="1063db2d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7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9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40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1063db2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officeooo:rsid="1063db2d" style:font-size-asian="12pt" style:language-asian="nl" style:country-asian="NL" style:font-name-complex="Bitstream Vera Sans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3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74" style:family="text">
      <style:text-properties fo:language="en" fo:country="GB" officeooo:rsid="10555e93" style:font-size-asian="12pt" style:font-size-complex="12pt"/>
    </style:style>
    <style:style style:name="T175" style:family="text">
      <style:text-properties officeooo:rsid="0fad59bb"/>
    </style:style>
    <style:style style:name="T1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1"><text:span text:style-name="Strong_20_Emphasis">Checklist f</text:span><text:span text:style-name="T85">or installing </text:span><text:span text:style-name="T85"><text:user-field-get text:name="Distro">Ubuntu</text:user-field-get></text:span><text:span text:style-name="T85"><text:s/></text:span><text:span text:style-name="T86"><text:user-field-get text:name="Version">24.04 LTS</text:user-field-get></text:span><text:span text:style-name="T87"><text:note text:id="ftn1" text:note-class="footnote"><text:note-citation>1</text:note-citation><text:note-body><text:p text:style-name="P56"><text:span text:style-name="T176">This </text:span><text:span text:style-name="T178"><text:user-field-get text:name="Distro">Ubuntu</text:user-field-get></text:span><text:span text:style-name="T177"><text:s/></text:span><text:span text:style-name="T179"><text:user-field-get text:name="Version">24.04 LTS</text:user-field-get></text:span><text:span text:style-name="T179"><text:s/>Server</text:span><text:span text:style-name="T176"> from April </text:span><text:span text:style-name="T180"><text:user-field-get text:name="Releaseyear">2024</text:user-field-get></text:span><text:span text:style-name="T176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8"><text:s/></text:span><text:span text:style-name="T90">Server</text:span><text:span text:style-name="T89">.</text:span></text:p>
      <text:p text:style-name="P29"><text:span text:style-name="T46"/></text:p>
      <text:p text:style-name="P29"><text:span text:style-name="T83"/></text:p>
      <text:p text:style-name="P62">Fill in the text box after &lt;...&gt;</text:p>
      <text:p text:style-name="P13"><text:span text:style-name="T170">&lt;user</text:span><text:span text:style-name="T145">&gt;</text:span><text:span text:style-name="T156"><text:tab/><text:tab/></text:span><text:span text:style-name="T160"> <text:tab/><text:tab/><text:tab/> </text:span><text:span text:style-name="T157"><draw:control text:anchor-type="as-char" svg:y="-0.4cm" draw:z-index="9" draw:name="Gebruiker 1" draw:style-name="gr2" draw:text-style-name="P77" svg:width="6.002cm" svg:height="0.5cm" draw:control="control8"><svg:title>Gebruiker</svg:title><svg:desc>Volledige naam, bijv. Jan Stek</svg:desc></draw:control></text:span><text:span text:style-name="T157"><text:tab/></text:span><text:span text:style-name="T158">e.g.</text:span><text:span text:style-name="T162"> </text:span><text:span text:style-name="T163">Karel Zimmer</text:span></text:p>
      <text:p text:style-name="P64"><text:span text:style-name="T14">&lt;</text:span><text:span text:style-name="T166">user</text:span><text:span text:style-name="T6">na</text:span><text:span text:style-name="T10">me</text:span><text:span text:style-name="T145">&gt;</text:span><text:span text:style-name="T164"><text:tab/><text:tab/><text:tab/> </text:span><text:span text:style-name="T164"><draw:control text:anchor-type="as-char" svg:y="-0.4cm" draw:z-index="10" draw:name="Gberuikersnaam 2" draw:style-name="gr2" draw:text-style-name="P77" svg:width="6.002cm" svg:height="0.5cm" draw:control="control9"><svg:title>Gebruikersnaam</svg:title><svg:desc>Korte naam, bijv. jan</svg:desc></draw:control></text:span><text:span text:style-name="T164"><text:tab/></text:span><text:span text:style-name="T165">e.g.</text:span><text:span text:style-name="T4"> </text:span><text:span text:style-name="T103">karel</text:span></text:p>
      <text:p text:style-name="P12"><text:span text:style-name="T14">&lt;</text:span><text:span text:style-name="T11">c</text:span><text:span text:style-name="T12">omputername</text:span><text:span text:style-name="T145">&gt;</text:span><text:span text:style-name="T167"> <text:tab/> </text:span><text:span text:style-name="T6"><draw:control text:anchor-type="as-char" svg:y="-0.4cm" draw:z-index="11" draw:name="Computernaam 1" draw:style-name="gr2" draw:text-style-name="P77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8"> </text:span><text:span text:style-name="T153">sv</text:span><text:span text:style-name="T154">0</text:span><text:span text:style-name="T155">1</text:span></text:p>
      <text:p text:style-name="P14"><text:span text:style-name="T170">&lt;</text:span><text:span text:style-name="T146">user</text:span><text:span text:style-name="T145">&gt;</text:span><text:span text:style-name="T150"><text:tab/><text:tab/></text:span><text:span text:style-name="T160"> <text:tab/><text:tab/><text:tab/> </text:span><text:span text:style-name="T157"><draw:control text:anchor-type="as-char" svg:y="-0.4cm" draw:z-index="12" draw:name="Gebruiker 2" draw:style-name="gr2" draw:text-style-name="P77" svg:width="6.002cm" svg:height="0.5cm" draw:control="control11"><svg:title>Gebruiker</svg:title><svg:desc>Volledige naam, bijv. Jan Stek</svg:desc></draw:control></text:span><text:span text:style-name="T157"><text:tab/></text:span><text:span text:style-name="T159">any additional users</text:span></text:p>
      <text:p text:style-name="P64"><text:span text:style-name="T170">&lt;</text:span><text:span text:style-name="T146">user</text:span><text:span text:style-name="T147">n</text:span><text:span text:style-name="T144">a</text:span><text:span text:style-name="T145">me&gt;</text:span><text:span text:style-name="T143"><text:tab/><text:tab/><text:tab/> </text:span><text:span text:style-name="T164"><draw:control text:anchor-type="as-char" svg:y="-0.4cm" draw:z-index="13" draw:name="Gberuikersnaam 1" draw:style-name="gr2" draw:text-style-name="P77" svg:width="6.002cm" svg:height="0.5cm" draw:control="control12"><svg:title>Gebruikersnaam</svg:title><svg:desc>Korte naam, bijv. jan</svg:desc></draw:control></text:span><text:span text:style-name="T164"><text:tab/></text:span><text:span text:style-name="T149">any additional users</text:span></text:p>
      <text:p text:style-name="P63"><text:span text:style-name="T190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7">Not yet on Linux?</text:span></text:span><text:span text:style-name="T95"><text:tab/></text:span><text:span text:style-name="T98">Use</text:span><text:span text:style-name="T96"> </text:span><text:span text:style-name="Strong_20_Emphasis"><text:span text:style-name="T100">Checklist </text:span></text:span><text:span text:style-name="Strong_20_Emphasis"><text:span text:style-name="T101">transfer</text:span></text:span><text:span text:style-name="T96"> o</text:span><text:span text:style-name="T97">n</text:span><text:span text:style-name="T96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93">.</text:span></text:p>
      <text:p text:style-name="P11"><text:span text:style-name="Strong_20_Emphasis"><text:span text:style-name="T118">New installation?</text:span></text:span><text:span text:style-name="T93"><text:tab/><text:tab/></text:span><text:span text:style-name="T99">Start at chapter</text:span><text:span text:style-name="T93"> </text:span><text:span text:style-name="Strong_20_Emphasis"><text:span text:style-name="T118"><text:bookmark-ref text:reference-format="page" text:ref-name="__RefNumPara__4009_1271708128">2</text:bookmark-ref></text:span></text:span><text:span text:style-name="Strong_20_Emphasis"><text:span text:style-name="T118"><text:s text:c="2"/></text:span></text:span><text:span text:style-name="Strong_20_Emphasis"><text:span text:style-name="T119"><text:bookmark-ref text:reference-format="text" text:ref-name="__RefNumPara__4009_1271708128">Perform installation</text:bookmark-ref></text:span></text:span><text:span text:style-name="T94">.</text:span></text:p>
      <text:p text:style-name="P33"/>
      <text:p text:style-name="P33"/>
      <text:list text:style-name="L1">
        <text:list-item>
          <text:p text:style-name="P74"><text:bookmark-start text:name="__RefNumPara__4083_1271708128"/>Prepar<text:span text:style-name="T175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7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7"><draw:control text:anchor-type="as-char" draw:z-index="8" draw:name="Vorm3_ 1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4">Log in as </text:span><text:span text:style-name="T171">&lt;user</text:span><text:span text:style-name="T151">&gt;</text:span><text:span text:style-name="T5"><text:note text:id="ftn2" text:note-class="footnote"><text:note-citation>2</text:note-citation><text:note-body><text:p text:style-name="P42"><text:span text:style-name="T51">Login any additional </text:span><text:span text:style-name="T55">user</text:span><text:span text:style-name="T56">s</text:span><text:span text:style-name="T58"> </text:span><text:span text:style-name="T51">and follow the same steps.</text:span></text:p></text:note-body></text:note></text:span><text:span text:style-name="T25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16" draw:name="Vorm4_ 2" draw:style-name="gr1" draw:text-style-name="P7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6"/></text:span></text:p>
          </table:table-cell>
          <table:table-cell table:style-name="_31_._5f_Installatie_5f_voorbereiden.D3" office:value-type="string">
            <text:p text:style-name="P69"><text:span text:style-name="T15">Type the</text:span><text:span text:style-name="T16"> following</text:span><text:span text:style-name="T15"> two commands</text:span><text:span text:style-name="T15">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3" office:value-type="string">
            <text:p text:style-name="P70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3" office:value-type="string">
            <text:p text:style-name="P70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6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7" office:value-type="string">
            <text:p text:style-name="P65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17" draw:name="Vorm4_ 3" draw:style-name="gr1" draw:text-style-name="P7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18" draw:name="Vorm4_ 4" draw:style-name="gr1" draw:text-style-name="P76" svg:width="0.35cm" svg:height="0.35cm" draw:control="control17"/></text:span></text:span></text:p>
          </table:table-cell>
          <table:table-cell table:style-name="_31_._5f_Installatie_5f_voorbereiden.D8" office:value-type="string">
            <text:p text:style-name="P59"><text:span text:style-name="T27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60"><text:span text:style-name="T33">Choose</text:span><text:span text:style-name="T28"> </text:span><text:span text:style-name="Strong_20_Emphasis"><text:span text:style-name="T69">1 </text:span></text:span><text:span text:style-name="T28">Prepar</text:span><text:span text:style-name="T34">e</text:span><text:span text:style-name="T28"> installatio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10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8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1"><text:span text:style-name="T104">Boot the computer from</text:span><text:span text:style-name="T109"><text:note text:id="ftn3" text:note-class="footnote"><text:note-citation>1</text:note-citation><text:note-body><text:p text:style-name="P10"><text:span text:style-name="T59">Boot menu/Setup via one of the </text:span><text:span text:style-name="T60">f</text:span><text:span text:style-name="T59">requently used keys: </text:span><text:span text:style-name="T84">Esc</text:span><text:span text:style-name="T61">, </text:span><text:span text:style-name="T84">Delete</text:span><text:span text:style-name="T61">, </text:span><text:span text:style-name="T84">F1</text:span><text:span text:style-name="T61">, </text:span><text:span text:style-name="T84">F2</text:span><text:span text:style-name="T61">, </text:span><text:span text:style-name="T84">F9</text:span><text:span text:style-name="T61">, </text:span><text:span text:style-name="T84">F10</text:span><text:span text:style-name="T61">, </text:span><text:span text:style-name="T84">F11</text:span><text:span text:style-name="T61">, or </text:span><text:span text:style-name="T84">F12</text:span></text:p></text:note-body></text:note></text:span><text:span text:style-name="T104"> an</text:span><text:span text:style-name="T106"> </text:span><text:span text:style-name="T91"><text:user-field-get text:name="Distro">Ubuntu</text:user-field-get></text:span><text:span text:style-name="T108"><text:s/></text:span><text:span text:style-name="T92"><text:user-field-get text:name="Version">24.04 LTS</text:user-field-get></text:span><text:span text:style-name="T44"><text:s/></text:span><text:span text:style-name="T47">Server</text:span><text:span text:style-name="T44"> Live</text:span><text:span text:style-name="T44"><text:note text:id="ftn4" text:note-class="footnote"><text:note-citation>2</text:note-citation><text:note-body><text:p text:style-name="P53"><text:span text:style-name="T17">From a Live USB stick you can boot and work with </text:span><text:span text:style-name="T110"><text:user-field-get text:name="Distro">Ubuntu</text:user-field-get></text:span><text:span text:style-name="T110"><text:s/></text:span><text:span text:style-name="T17">without modifying any files on the hard drive and also allows installation of </text:span><text:span text:style-name="T110"><text:user-field-get text:name="Distro">Ubuntu</text:user-field-get></text:span><text:span text:style-name="T110">.</text:span></text:p></text:note-body></text:note></text:span><text:span text:style-name="T104"> USB stick</text:span><text:span text:style-name="T45"><text:note text:id="ftn5" text:note-class="footnote"><text:note-citation>3</text:note-citation><text:note-body><text:p text:style-name="P55"><text:span text:style-name="T52">Create a bootable USB stick:<text:line-break/>Download a </text:span><text:span text:style-name="Sterk_20_accent_20_voetnoot"><text:span text:style-name="T75"><text:user-field-get text:name="Distro">Ubuntu</text:user-field-get></text:span></text:span><text:span text:style-name="Sterk_20_accent_20_voetnoot"><text:span text:style-name="T75"><text:s/>Server</text:span></text:span><text:span text:style-name="Sterk_20_accent_20_voetnoot"><text:span text:style-name="T76"> </text:span></text:span><text:span text:style-name="Sterk_20_accent_20_voetnoot"><text:span text:style-name="T75"><text:user-field-get text:name="Version">24.04 LTS</text:user-field-get></text:span></text:span><text:span text:style-name="T57"><text:s/></text:span><text:span text:style-name="T52">image from </text:span><text:a xlink:type="simple" xlink:href="https://ubuntu.com/" text:style-name="Internet_20_link" text:visited-style-name="Visited_20_Internet_20_Link"><text:span text:style-name="T169">ubuntu.com</text:span></text:a><text:span text:style-name="T53">.</text:span></text:p><text:p text:style-name="P54"><text:span text:style-name="T52"><text:tab/></text:span><text:span text:style-name="T54">The next steps are described in </text:span><text:span text:style-name="Sterk_20_accent_20_voetnoot"><text:span text:style-name="T77">Linux informati</text:span></text:span><text:span text:style-name="Sterk_20_accent_20_voetnoot"><text:span text:style-name="T78">on</text:span></text:span><text:span text:style-name="T54">, which can be found at </text:span><text:a xlink:type="simple" xlink:href="https://karelzimmer.nl/en" text:style-name="Internet_20_link" text:visited-style-name="Visited_20_Internet_20_Link"><text:span text:style-name="T168">karelzimmer.nl/en</text:span></text:a><text:span text:style-name="T54">.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8">Sele</text:span><text:span text:style-name="T32">ct</text:span><text:span text:style-name="T39"> </text:span><text:span text:style-name="Strong_20_Emphasis"><text:span text:style-name="T71">Try or I</text:span></text:span><text:span text:style-name="Strong_20_Emphasis"><text:span text:style-name="T72">n</text:span></text:span><text:span text:style-name="Strong_20_Emphasis"><text:span text:style-name="T73">stall Ubuntu </text:span></text:span><text:span text:style-name="Strong_20_Emphasis"><text:span text:style-name="T74">Server</text:span></text:span><text:span text:style-name="T105"> </text:span><text:span text:style-name="T107">and press the</text:span><text:span text:style-name="T36"> </text:span><text:span text:style-name="T68">Enter</text:span><text:span text:style-name="T49"> </text:span><text:span text:style-name="T50">key</text:span><text:span text:style-name="T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81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6"><draw:control text:anchor-type="as-char" draw:z-index="6" draw:name="Vorm 1" draw:style-name="gr1" draw:text-style-name="P7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21">At</text:span><text:span text:style-name="T120"> </text:span><text:span text:style-name="Strong_20_Emphasis"><text:span text:style-name="T122">Profile </text:span></text:span><text:span text:style-name="Strong_20_Emphasis"><text:span text:style-name="T128">configuration</text:span></text:span><text:span text:style-name="T129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23">Enter</text:span><text:span text:style-name="T124"> </text:span><text:span text:style-name="Strong_20_Emphasis"><text:span text:style-name="T122">Your</text:span></text:span><text:span text:style-name="Strong_20_Emphasis"><text:span text:style-name="T125"> n</text:span></text:span><text:span text:style-name="Strong_20_Emphasis"><text:span text:style-name="T126">a</text:span></text:span><text:span text:style-name="Strong_20_Emphasis"><text:span text:style-name="T122">me</text:span></text:span><text:span text:style-name="T126"> </text:span><text:span text:style-name="T173">&lt;user</text:span><text:span text:style-name="T161">&gt;</text:span><text:span text:style-name="T130">, </text:span><text:span text:style-name="Strong_20_Emphasis"><text:span text:style-name="T140"><text:line-break/></text:span></text:span><text:span text:style-name="Strong_20_Emphasis"><text:span text:style-name="T122">Your server</text:span></text:span><text:span text:style-name="Strong_20_Emphasis"><text:span text:style-name="T134">'</text:span></text:span><text:span text:style-name="Strong_20_Emphasis"><text:span text:style-name="T135">s name</text:span></text:span><text:span text:style-name="T8"> &lt;</text:span><text:span text:style-name="T7">comp</text:span><text:span text:style-name="T8">uter</text:span><text:span text:style-name="T9">name&gt;</text:span><text:span text:style-name="T126">,</text:span><text:span text:style-name="Strong_20_Emphasis"><text:span text:style-name="T141"><text:line-break/></text:span></text:span><text:span text:style-name="Strong_20_Emphasis"><text:span text:style-name="T142">Pick a usernam</text:span></text:span><text:span text:style-name="T127">e</text:span><text:span text:style-name="T126"> &lt;</text:span><text:span text:style-name="T9">username&gt;</text:span><text:span text:style-name="T126">,</text:span><text:span text:style-name="Strong_20_Emphasis"><text:span text:style-name="T141"><text:line-break/></text:span></text:span><text:span text:style-name="T136">enter a </text:span><text:span text:style-name="Strong_20_Emphasis"><text:span text:style-name="T133">password</text:span></text:span><text:span text:style-name="T136"> twice</text:span><text:span text:style-name="T131"> </text:span><text:span text:style-name="T132">and press the </text:span><text:span text:style-name="T139">Enter</text:span><text:span text:style-name="T137"> </text:span><text:span text:style-name="T138">key</text:span><text:span text:style-name="T137">.</text:span></text:p>
          </table:table-cell>
        </table:table-row>
      </table:table>
      <text:p text:style-name="P57"><text:span text:style-name="Strong_20_Emphasis"><text:span text:style-name="T40"><text:line-break/></text:span></text:span></text:p>
      <text:list text:continue-numbering="true" text:style-name="L1">
        <text:list-item>
          <text:p text:style-name="P72"><text:span text:style-name="Strong_20_Emphasis"><text:span text:style-name="T43">Finish installatio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2">Log in as </text:span><text:span text:style-name="T172">&lt;user</text:span><text:span text:style-name="T152">&gt;</text:span><text:span text:style-name="T2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6" svg:width="0.35cm" svg:height="0.35cm" draw:control="control13"/></text:span></text:p>
          </table:table-cell>
          <table:table-cell table:style-name="_33_._5f_Installatie_5f_afronden.C3" office:value-type="string">
            <text:p text:style-name="P69"><text:span text:style-name="T15">Type the</text:span><text:span text:style-name="T16"> following</text:span><text:span text:style-name="T15"> two commands</text:span><text:span text:style-name="T15">: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70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70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6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7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8"><draw:control text:anchor-type="as-char" draw:z-index="15" draw:name="Vorm4_ 1" draw:style-name="gr1" draw:text-style-name="P76" svg:width="0.35cm" svg:height="0.35cm" draw:control="control14"/></text:span></text:span></text:p>
          </table:table-cell>
          <table:table-cell table:style-name="_33_._5f_Installatie_5f_afronden.C8" office:value-type="string">
            <text:p text:style-name="P58"><text:span text:style-name="T27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6"/></text:span></text:p>
          </table:table-cell>
          <table:table-cell table:style-name="_33_._5f_Installatie_5f_afronden.C9" office:value-type="string">
            <text:p text:style-name="P60"><text:span text:style-name="T33">Choose</text:span><text:span text:style-name="T29"> </text:span><text:span text:style-name="Strong_20_Emphasis"><text:span text:style-name="T70">3</text:span></text:span><text:span text:style-name="T65"> </text:span><text:span text:style-name="T66">Finish installatio</text:span><text:span text:style-name="T67">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10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2"><text:line-break/></text:span></text:span></text:p>
      <text:list text:continue-numbering="true" text:style-name="L1">
        <text:list-item>
          <text:p text:style-name="P73"><text:span text:style-name="Strong_20_Emphasis"><text:span text:style-name="T102">S</text:span></text:span><text:span text:style-name="Strong_20_Emphasis"><text:span text:style-name="T42">et up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8"><draw:control text:anchor-type="as-char" draw:z-index="4" draw:name="Vorm40_0" draw:style-name="gr1" draw:text-style-name="P76" svg:width="0.35cm" svg:height="0.35cm" draw:control="control3"/></text:span></text:p>
          </table:table-cell>
          <table:table-cell table:style-name="Tabel2.A1" office:value-type="string">
            <text:p text:style-name="P49"><text:span text:style-name="T38"><draw:control text:anchor-type="as-char" draw:z-index="7" draw:name="Vorm40_ 1" draw:style-name="gr1" draw:text-style-name="P76" svg:width="0.35cm" svg:height="0.35cm" draw:control="control6"/></text:span></text:p>
          </table:table-cell>
          <table:table-cell table:style-name="Tabel2.D1" office:value-type="string">
            <text:p text:style-name="P28"><text:span text:style-name="T23">Log in as</text:span><text:span text:style-name="T22"> </text:span><text:span text:style-name="T172">&lt;user</text:span><text:span text:style-name="T152">&gt;</text:span><text:span text:style-name="T30"><text:note text:id="ftn6" text:note-class="footnote"><text:note-citation>1</text:note-citation><text:note-body><text:p text:style-name="P43"><text:span text:style-name="T63">Login any additional </text:span><text:span text:style-name="T64">users</text:span><text:span text:style-name="T62"> </text:span><text:span text:style-name="T63">and follow the same steps.</text:span></text:p></text:note-body></text:note></text:span><text:span text:style-name="T22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8"><draw:control text:anchor-type="as-char" draw:z-index="19" draw:name="Vorm4_ 5" draw:style-name="gr1" draw:text-style-name="P76" svg:width="0.35cm" svg:height="0.35cm" draw:control="control18"/></text:span></text:p>
          </table:table-cell>
          <table:table-cell table:style-name="Tabel2.A1" office:value-type="string">
            <text:p text:style-name="P50"><text:span text:style-name="T48"><draw:control text:anchor-type="as-char" draw:z-index="20" draw:name="Vorm4_ 6" draw:style-name="gr1" draw:text-style-name="P76" svg:width="0.35cm" svg:height="0.35cm" draw:control="control19"/></text:span></text:p>
          </table:table-cell>
          <table:table-cell table:style-name="Tabel2.D3" office:value-type="string">
            <text:p text:style-name="P58"><text:span text:style-name="T27">Type: </text:span><text:span text:style-name="User_20_Entry"><text:span text:style-name="T79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2">Choose</text:span><text:span text:style-name="T29"> </text:span><text:span text:style-name="Strong_20_Emphasis"><text:span text:style-name="T70">4</text:span></text:span><text:span text:style-name="T41"> </text:span><text:span text:style-name="T35">Set up user</text:span><text:span text:style-name="T31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8"/>
      <text:p text:style-name="P37"><text:span text:style-name="T115">End of checklist,</text:span><text:span text:style-name="T116"> </text:span><text:span text:style-name="T112"><text:user-field-get text:name="Distro">Ubuntu</text:user-field-get></text:span><text:span text:style-name="T114"><text:s/></text:span><text:span text:style-name="T111"><text:user-field-get text:name="Version">24.04 LTS</text:user-field-get></text:span><text:span text:style-name="T111"><text:s/></text:span><text:span text:style-name="T113">Server</text:span><text:span text:style-name="T82"> </text:span><text:span text:style-name="T115">installation is complete.</text:span></text:p>
      <text:p text:style-name="P17"/>
      <text:p text:style-name="P15"><text:span text:style-name="T182">Written</text:span><text:span text:style-name="T183"> </text:span><text:span text:style-name="T182">by</text:span><text:span text:style-name="T183"> </text:span><text:a xlink:type="simple" xlink:href="mailto:info@karelzimmer.nl?subject=Checklist%20installation%20Linux" text:style-name="Internet_20_link" text:visited-style-name="Visited_20_Internet_20_Link"><text:span text:style-name="T189">Karel Zimmer</text:span></text:a><text:span text:style-name="T184">.</text:span></text:p>
      <text:p text:style-name="P16"><text:span text:style-name="T187">License </text:span><text:span text:style-name="T185">C</text:span><text:span text:style-name="T186">C0</text:span><text:span text:style-name="T184"> 1.0</text:span><text:span text:style-name="T188"> </text:span><text:span text:style-name="T18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8"><text:s/></text:span><text:span text:style-name="T18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6-29T15:38:20.479330192">29/06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9T15:38:20.115996003</dc:date>
    <meta:keyword>Installatie</meta:keyword>
    <meta:keyword>Checklist</meta:keyword>
    <meta:keyword>Linux</meta:keyword>
    <meta:editing-cycles>6954</meta:editing-cycles>
    <meta:editing-duration>P12DT4H12M49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7" meta:word-count="366" meta:character-count="2260" meta:non-whitespace-character-count="1915"/>
    <meta:user-defined meta:name="Info 1"/>
    <meta:user-defined meta:name="Info 2"/>
    <meta:user-defined meta:name="Info 3"/>
    <meta:user-defined meta:name="Info 4"/>
  </office:meta>
</office:document-meta>
</file>